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1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3" style:family="table-cell" style:parent-style-name="Default">
      <style:table-cell-properties fo:border-bottom="none" fo:border-left="0.06pt solid #000000" fo:border-right="none" fo:border-top="none"/>
    </style:style>
    <style:style style:name="ce154" style:family="table-cell" style:parent-style-name="Default">
      <style:table-cell-properties fo:border-bottom="0.06pt solid #000000" fo:border-left="0.06pt solid #000000" fo:border-right="none" fo:border-top="none"/>
    </style:style>
    <style:style style:name="ce155" style:family="table-cell" style:parent-style-name="Default">
      <style:table-cell-properties fo:border="0.06pt solid #000000"/>
    </style:style>
    <style:style style:name="ce156" style:family="table-cell" style:parent-style-name="Default">
      <style:table-cell-properties fo:border-bottom="none" fo:border-left="0.06pt solid #000000" fo:border-right="none" fo:border-top="0.06pt solid #000000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order-left="none" fo:border-right="0.06pt solid #000000" fo:border-top="0.06pt solid #000000"/>
    </style:style>
    <style:style style:name="ce161" style:family="table-cell" style:parent-style-name="Default">
      <style:table-cell-properties style:vertical-align="bottom"/>
    </style:style>
    <style:style style:name="ce1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90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90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90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153"/>
        <table:table-column table:style-name="co10" table:default-cell-style-name="ce158"/>
        <table:table-row table:style-name="ro1">
          <table:table-cell table:style-name="ce152" office:value-type="string" calcext:value-type="string">
            <text:p>Organisations</text:p>
          </table:table-cell>
          <table:table-cell table:style-name="ce1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154" office:value-type="string" calcext:value-type="string">
            <text:p>Mathworld Wolfram</text:p>
          </table:table-cell>
          <table:table-cell table:style-name="ce1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154" office:value-type="string" calcext:value-type="string">
            <text:p>Institute for Advanced Study</text:p>
          </table:table-cell>
          <table:table-cell table:style-name="ce1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55" office:value-type="string" calcext:value-type="string">
            <text:p>Bloggers</text:p>
          </table:table-cell>
          <table:table-cell table:style-name="ce155" office:value-type="string" calcext:value-type="string">
            <text:p>Blogs</text:p>
          </table:table-cell>
        </table:table-row>
        <table:table-row table:style-name="ro1">
          <table:table-cell table:style-name="ce156" office:value-type="string" calcext:value-type="string">
            <text:p>Tai-Danae Bradley</text:p>
          </table:table-cell>
          <table:table-cell table:style-name="ce1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154" office:value-type="string" calcext:value-type="string">
            <text:p>Terry Tao</text:p>
          </table:table-cell>
          <table:table-cell table:style-name="ce1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1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1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1:42:56.781002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2:03:14.276250803</dc:date>
    <meta:editing-duration>PT19H49M12S</meta:editing-duration>
    <meta:editing-cycles>711</meta:editing-cycles>
    <meta:generator>LibreOffice/7.1.5.2$Linux_X86_64 LibreOffice_project/10$Build-2</meta:generator>
    <meta:document-statistic meta:table-count="8" meta:cell-count="2721" meta:object-count="0"/>
  </office:meta>
</office:document-meta>
</file>